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29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52"/>
        <table:table-row table:style-name="ro1">
          <table:table-cell table:style-name="ce25" office:value-type="string" calcext:value-type="string">
            <text:p>DATA</text:p>
          </table:table-cell>
          <table:table-cell table:style-name="ce30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0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1" office:value-type="string" calcext:value-type="string">
            <text:p>Mens. 08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4-11-04" calcext:value-type="date">
            <text:p>04/11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1" office:value-type="string" calcext:value-type="string">
            <text:p>Mens. 09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4-11-04" calcext:value-type="date">
            <text:p>04/11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1" office:value-type="string" calcext:value-type="string">
            <text:p>Mens. 10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4-11-04" calcext:value-type="date">
            <text:p>04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1" office:value-type="string" calcext:value-type="string">
            <text:p>Mens. 11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5-02-06" calcext:value-type="date">
            <text:p>06/02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1" office:value-type="string" calcext:value-type="string">
            <text:p>Mens. 12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5-02-06" calcext:value-type="date">
            <text:p>06/0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1" office:value-type="string" calcext:value-type="string">
            <text:p>Mens. 01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2-06" calcext:value-type="date">
            <text:p>06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1" office:value-type="string" calcext:value-type="string">
            <text:p>Mens. 02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1" office:value-type="string" calcext:value-type="string">
            <text:p>Mens. 03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1" office:value-type="string" calcext:value-type="string">
            <text:p>Mens. 04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1" office:value-type="string" calcext:value-type="string">
            <text:p>Mens. 05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1" office:value-type="string" calcext:value-type="string">
            <text:p>Mens. 06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12]-[.F12]" office:value-type="float" office:value="360" calcext:value-type="float">
            <text:p>360,00</text:p>
          </table:table-cell>
          <table:table-cell table:style-name="ce47"/>
          <table:table-cell table:style-name="ce55" table:number-columns-repeated="55"/>
        </table:table-row>
        <table:table-row table:style-name="ro2">
          <table:table-cell table:style-name="ce27"/>
          <table:table-cell table:style-name="ce32" table:number-columns-repeated="5"/>
          <table:table-cell table:style-name="ce41" office:value-type="string" calcext:value-type="string">
            <text:p>TOTAL</text:p>
          </table:table-cell>
          <table:table-cell table:style-name="ce46" table:formula="of:=SUM([.H2:.H12])" office:value-type="float" office:value="360" calcext:value-type="float">
            <text:p>360,00</text:p>
          </table:table-cell>
          <table:table-cell table:style-name="ce49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3">
          <table:table-cell table:number-columns-repeated="4"/>
          <table:table-cell office:value-type="string" calcext:value-type="string">
            <text:p>Obs: ao fazer seus pagamentos, por gentileza efetue os depósitos em nome de MINISTER SERVIÇOS CONTÁBEIS LTDA,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Banco do Brasil – Agência 0825-7 <text:s text:c="2"/>C/C <text:s/>8034-9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CNPJ: 49.313.661/0001-66</text:p>
          </table:table-cell>
          <table:table-cell table:number-columns-repeated="59"/>
        </table:table-row>
        <table:table-row table:style-name="ro3" table:number-rows-repeated="319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7.254890699">00:00:00</text:time></text:span><text:span text:style-name="MT2"><text:s/></text:span></text:p>
        </style:region-center>
        <style:region-right>
          <text:p><text:span text:style-name="MT4">Antonio Alberto Martins da Silva - ME</text:span></text:p>
          <text:p><text:span text:style-name="MT2">Shirley Yoshida - Tel.: 3249-3172</text:span></text:p>
          <text:p><text:span text:style-name="MT2">E-mail: alberto.yoshidam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tonio Alberto Martins da Silva - ME</text:span></text:p>
          <text:p><text:span text:style-name="MT6">alberto.yoshidam@gmail.com</text:span><text:span text:style-name="MT7"> - 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7.2574279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6-27T10:20:47.582079422</dc:date>
    <dc:language>pt-PT</dc:language>
    <meta:editing-cycles>630</meta:editing-cycles>
    <meta:editing-duration>P3DT15H21M1S</meta:editing-duration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